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1a9b"/>
    </style:style>
    <style:style style:name="P2" style:family="paragraph" style:parent-style-name="Standard">
      <style:text-properties officeooo:paragraph-rsid="000654ad"/>
    </style:style>
    <style:style style:name="P3" style:family="paragraph" style:parent-style-name="Standard">
      <style:text-properties fo:color="#069a2e" loext:opacity="100%"/>
    </style:style>
    <style:style style:name="P4" style:family="paragraph" style:parent-style-name="Standard">
      <style:text-properties fo:color="#069a2e" loext:opacity="100%" officeooo:rsid="0008ef82" officeooo:paragraph-rsid="0008ef82"/>
    </style:style>
    <style:style style:name="P5" style:family="paragraph" style:parent-style-name="Standard">
      <style:text-properties fo:color="#069a2e" loext:opacity="100%" officeooo:paragraph-rsid="0013cecc"/>
    </style:style>
    <style:style style:name="P6" style:family="paragraph" style:parent-style-name="Standard">
      <style:text-properties officeooo:paragraph-rsid="00097b14"/>
    </style:style>
    <style:style style:name="P7" style:family="paragraph" style:parent-style-name="Standard">
      <style:text-properties fo:color="#c9211e" loext:opacity="100%" officeooo:rsid="0008ef82" officeooo:paragraph-rsid="0008ef82"/>
    </style:style>
    <style:style style:name="P8" style:family="paragraph" style:parent-style-name="Standard">
      <style:text-properties fo:color="#c9211e" loext:opacity="100%" officeooo:paragraph-rsid="0008ef8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paragraph-rsid="0008ef82"/>
    </style:style>
    <style:style style:name="P11" style:family="paragraph" style:parent-style-name="Standard">
      <style:text-properties fo:color="#069a2e" loext:opacity="100%"/>
    </style:style>
    <style:style style:name="P12" style:family="paragraph" style:parent-style-name="Standard">
      <style:text-properties fo:color="#069a2e" loext:opacity="100%" officeooo:rsid="0013cecc" officeooo:paragraph-rsid="0013cecc"/>
    </style:style>
    <style:style style:name="P13" style:family="paragraph" style:parent-style-name="Standard">
      <style:text-properties fo:color="#069a2e" loext:opacity="100%" officeooo:rsid="0008ef82" officeooo:paragraph-rsid="0008ef82"/>
    </style:style>
    <style:style style:name="P14" style:family="paragraph" style:parent-style-name="Standard">
      <style:text-properties fo:color="#c9211e" loext:opacity="100%"/>
    </style:style>
    <style:style style:name="P15" style:family="paragraph" style:parent-style-name="Standard">
      <style:text-properties fo:color="#c9211e" loext:opacity="100%" officeooo:paragraph-rsid="0008ef82"/>
    </style:style>
    <style:style style:name="P16" style:family="paragraph" style:parent-style-name="Standard">
      <style:text-properties officeooo:paragraph-rsid="00051a9b"/>
    </style:style>
    <style:style style:name="P17" style:family="paragraph" style:parent-style-name="Standard">
      <style:text-properties officeooo:paragraph-rsid="0019ee23"/>
    </style:style>
    <style:style style:name="P18" style:family="paragraph" style:parent-style-name="Standard">
      <style:text-properties officeooo:paragraph-rsid="00097b14"/>
    </style:style>
    <style:style style:name="P19" style:family="paragraph" style:parent-style-name="Standard">
      <style:text-properties officeooo:paragraph-rsid="000654a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normal" style:font-weight-asian="normal" style:font-weight-complex="normal"/>
    </style:style>
    <style:style style:name="T3" style:family="text">
      <style:text-properties officeooo:rsid="00097b14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0bce82"/>
    </style:style>
    <style:style style:name="T6" style:family="text">
      <style:text-properties fo:color="#000000" loext:opacity="100%" officeooo:rsid="00191b22"/>
    </style:style>
    <style:style style:name="T7" style:family="text">
      <style:text-properties fo:color="#000000" loext:opacity="100%" officeooo:rsid="001c670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3cecc"/>
    </style:style>
    <style:style style:name="T10" style:family="text">
      <style:text-properties officeooo:rsid="001819bb"/>
    </style:style>
    <style:style style:name="T11" style:family="text">
      <style:text-properties officeooo:rsid="0019ee23"/>
    </style:style>
    <style:style style:name="T12" style:family="text">
      <style:text-properties fo:font-variant="normal" fo:text-transform="none" fo:color="#5f6368" loext:opacity="100%" style:font-name="Roboto" fo:font-size="11.25pt" fo:letter-spacing="normal" fo:font-style="normal" fo:font-weight="normal"/>
    </style:style>
    <style:style style:name="T13" style:family="text">
      <style:text-properties fo:font-variant="normal" fo:text-transform="none" fo:color="#5f6368" loext:opacity="100%" style:font-name="Roboto" fo:font-size="11.25pt" fo:letter-spacing="normal" fo:font-style="normal" fo:font-weight="normal" officeooo:rsid="0019ee23"/>
    </style:style>
    <style:style style:name="T14" style:family="text">
      <style:text-properties fo:color="#111111" loext:opacity="100%"/>
    </style:style>
    <style:style style:name="T15" style:family="text">
      <style:text-properties fo:color="#f10d0c" loext:opacity="100%"/>
    </style:style>
    <style:style style:name="T16" style:family="text">
      <style:text-properties fo:color="#ff3838" loext:opacity="100%"/>
    </style:style>
    <style:style style:name="T17" style:family="text">
      <style:text-properties officeooo:rsid="001ccf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resses above those listed as “absolute maximum ratings” may cause permanent damage to the device. This is a stress rating only and functional operation of the device under these conditions is not implied. Exposure to maximum rating conditions for extended periods may affect device reliability. </text:p>
      <text:p text:style-name="Standard"/>
      <text:p text:style-name="P4">A</text:p>
      <text:p text:style-name="P7">abstraction : <text:span text:style-name="T4">soyutlama/</text:span><text:span text:style-name="T5">ayırma</text:span></text:p>
      <text:p text:style-name="P1"><text:span text:style-name="T1">access</text:span>: erişim</text:p>
      <text:p text:style-name="P1"><text:span text:style-name="T1">accordingly</text:span>:buna göre</text:p>
      <text:p text:style-name="P1"><text:span text:style-name="T1">achieve</text:span>: <text:s/>başarmak</text:p>
      <text:p text:style-name="P1"><text:span text:style-name="T1">action</text:span> :eylem</text:p>
      <text:p text:style-name="P10"><text:span text:style-name="T1">As mentioned above</text:span> :Yukarıda da belirtildiği gibi</text:p>
      <text:p text:style-name="P8">As seen from the below state: <text:span text:style-name="T4">Aşağıdaki durumdan görüldüğü gibi</text:span></text:p>
      <text:p text:style-name="P8">application<text:span text:style-name="T4">: başvuru, </text:span><text:span text:style-name="T6">uyguluma,kullanım</text:span></text:p>
      <text:p text:style-name="P1"><text:span text:style-name="T1">avoid</text:span> : önlemek</text:p>
      <text:p text:style-name="P1"/>
      <text:p text:style-name="P4">B</text:p>
      <text:p text:style-name="Standard"><text:span text:style-name="T1">baseband</text:span> : ana bant </text:p>
      <text:p text:style-name="P9"><text:span text:style-name="T2">below</text:span> : <text:span text:style-name="T8">aşağıda</text:span></text:p>
      <text:p text:style-name="P2"><text:span text:style-name="T1">By accessing registers</text:span> : Kayıtlara erişerek</text:p>
      <text:p text:style-name="P2"/>
      <text:p text:style-name="P4">C</text:p>
      <text:p text:style-name="P4"><text:span text:style-name="T1">channel</text:span> : <text:span text:style-name="T4">kanal </text:span><text:span text:style-name="T7">(çenıl)</text:span></text:p>
      <text:p text:style-name="P2"><text:span text:style-name="T1">circuit</text:span> :devre</text:p>
      <text:p text:style-name="P2"><text:span text:style-name="T1">circumstances</text:span>: koşullar</text:p>
      <text:p text:style-name="P2"><text:span text:style-name="T1">certain amount</text:span>: belirli bir miktar</text:p>
      <text:p text:style-name="P2"/>
      <text:p text:style-name="P2"/>
      <text:p text:style-name="P2"><text:span text:style-name="T1">collect</text:span>: toplamak</text:p>
      <text:p text:style-name="P2"><text:span text:style-name="T1">comparison</text:span> : karşılaştırmak</text:p>
      <text:p text:style-name="P2"><text:span text:style-name="T1">communicate:</text:span><text:span text:style-name="T4"> <text:s/>iletişim kurmak</text:span></text:p>
      <text:p text:style-name="P2"><text:span text:style-name="T4"/></text:p>
      <text:p text:style-name="P2"><text:span text:style-name="T1">conflicting</text:span><text:span text:style-name="T4">: çelişkili</text:span></text:p>
      <text:p text:style-name="P6"><text:span text:style-name="T1">consist </text:span>: meydana gelmek/<text:span text:style-name="T3">oluşmak</text:span></text:p>
      <text:p text:style-name="P6"><text:span text:style-name="T1">consume</text:span>: tüketmek</text:p>
      <text:p text:style-name="P6"><text:span text:style-name="T1">contain</text:span>: içermek</text:p>
      <text:p text:style-name="P6"><text:span text:style-name="T1">content</text:span> : içerik</text:p>
      <text:p text:style-name="P6"/>
      <text:p text:style-name="P6"><text:span text:style-name="T1">coupling</text:span> : <text:span text:style-name="T17">bağlantu</text:span></text:p>
      <text:p text:style-name="P2"><text:span text:style-name="T1">correspond</text:span> : karşılık</text:p>
      <text:p text:style-name="P2"><text:span text:style-name="T1">cover</text:span> : örtmek</text:p>
      <text:p text:style-name="P2"><text:span text:style-name="T1">covering</text:span>: <text:span text:style-name="T9">kaplama örtme</text:span></text:p>
      <text:p text:style-name="P2"/>
      <text:p text:style-name="P4">D</text:p>
      <text:p text:style-name="P2"><text:span text:style-name="T1">data rate</text:span> :veri hızı</text:p>
      <text:p text:style-name="P2"><text:span text:style-name="T1">divided</text:span>: bölünmüş</text:p>
      <text:p text:style-name="P2"><text:span text:style-name="T1">down-mixes</text:span> : aşağı karışımlar</text:p>
      <text:p text:style-name="P2"/>
      <text:p text:style-name="P4">E</text:p>
      <text:p text:style-name="Standard"><text:span text:style-name="T1">essential</text:span>: gerekli</text:p>
      <text:p text:style-name="Standard"><text:span text:style-name="T1">external</text:span> : harici</text:p>
      <text:p text:style-name="P3">F</text:p>
      <text:p text:style-name="P14"><text:soft-page-break/>feature: <text:span text:style-name="T14">özellik</text:span></text:p>
      <text:p text:style-name="Standard"><text:span text:style-name="T1">followed by:</text:span> Ardından</text:p>
      <text:p text:style-name="Standard"><text:span text:style-name="T1">fulfill</text:span> : yerine getirmek</text:p>
      <text:p text:style-name="Standard"/>
      <text:p text:style-name="P3">G</text:p>
      <text:p text:style-name="Standard"><text:span text:style-name="T1">generate</text:span> : üretmek</text:p>
      <text:p text:style-name="Standard"/>
      <text:p text:style-name="P3">H</text:p>
      <text:p text:style-name="Standard"/>
      <text:p text:style-name="P3">I</text:p>
      <text:p text:style-name="Standard"><text:span text:style-name="T1">ignore</text:span> : görmezden gelmek</text:p>
      <text:p text:style-name="Standard"><text:span text:style-name="T1">initialization</text:span> : başlatma</text:p>
      <text:p text:style-name="P1"><text:span text:style-name="T1">Integrated</text:span>:Birleşik</text:p>
      <text:p text:style-name="P1"><text:span text:style-name="T1">Instead</text:span> : Bunun yerine</text:p>
      <text:p text:style-name="P1"><text:span text:style-name="T1">integration</text:span> : entegrasyon</text:p>
      <text:p text:style-name="P1"><text:span text:style-name="T1">intermediate</text:span>:orta düzey</text:p>
      <text:p text:style-name="P1"/>
      <text:p text:style-name="P3">J</text:p>
      <text:p text:style-name="Standard"/>
      <text:p text:style-name="P3">K</text:p>
      <text:p text:style-name="Standard"/>
      <text:p text:style-name="Standard"/>
      <text:p text:style-name="P3">L</text:p>
      <text:p text:style-name="Standard"><text:span text:style-name="T1">least</text:span> : en az</text:p>
      <text:p text:style-name="Standard"/>
      <text:p text:style-name="P3">M</text:p>
      <text:p text:style-name="Standard"><text:span text:style-name="T1">majorly</text:span> : büyük ölçüde</text:p>
      <text:p text:style-name="Standard"><text:span text:style-name="T1">mentioned</text:span> : adı geçen</text:p>
      <text:p text:style-name="Standard"/>
      <text:p text:style-name="P3">N</text:p>
      <text:p text:style-name="P17"><text:span text:style-name="T1">negligible</text:span> :ihmal edilebilir <text:span text:style-name="T11">(</text:span><text:span text:style-name="T12">ˈneɡl</text:span><text:span text:style-name="T13">icıbıl</text:span><text:span text:style-name="T11">)</text:span></text:p>
      <text:p text:style-name="Standard"/>
      <text:p text:style-name="P3">O</text:p>
      <text:p text:style-name="P2"><text:span text:style-name="T1">occurs</text:span> : meydana gelmek</text:p>
      <text:p text:style-name="P2"><text:span text:style-name="T1">outside through</text:span> : dışarıdan</text:p>
      <text:p text:style-name="P3">P</text:p>
      <text:p text:style-name="Standard"><text:span text:style-name="T1">partition</text:span>: bölme</text:p>
      <text:p text:style-name="Standard"><text:span text:style-name="T1">perform</text:span> : rol yapmak/ <text:span text:style-name="T10">yapmak/uygulamak</text:span></text:p>
      <text:p text:style-name="Standard"><text:span text:style-name="T1">peripheral</text:span> : Çevresel</text:p>
      <text:p text:style-name="Standard"><text:span text:style-name="T1">pull</text:span>:çekmek</text:p>
      <text:p text:style-name="Standard"><text:span text:style-name="T1">provide</text:span>: sağlamak</text:p>
      <text:p text:style-name="Standard"/>
      <text:p text:style-name="P12">Q</text:p>
      <text:p text:style-name="P5"><text:span text:style-name="T1">query: </text:span><text:span text:style-name="T4">sorgu</text:span></text:p>
      <text:p text:style-name="P5"/>
      <text:p text:style-name="P3">R</text:p>
      <text:p text:style-name="Standard"><text:span text:style-name="T1">rate</text:span> :oran</text:p>
      <text:p text:style-name="Standard"><text:span text:style-name="T1">readable values </text:span>: okunabilir değerler</text:p>
      <text:p text:style-name="Standard"><text:span text:style-name="T1">require</text:span>: gerekmek</text:p>
      <text:p text:style-name="Standard"/>
      <text:p text:style-name="P3">S</text:p>
      <text:p text:style-name="P3"><text:span text:style-name="T1">Sensitivity</text:span> : <text:span text:style-name="T4">Duyarlılık</text:span></text:p>
      <text:p text:style-name="Standard"><text:soft-page-break/><text:span text:style-name="T1">shown</text:span> : <text:s/>gösterilen</text:p>
      <text:p text:style-name="Standard"><text:span text:style-name="T1">simplify</text:span> : basitleştirmek</text:p>
      <text:p text:style-name="P1"><text:span text:style-name="T1">structure</text:span> : yapı</text:p>
      <text:p text:style-name="P1"><text:span text:style-name="T1">subsequent</text:span> : sonraki</text:p>
      <text:p text:style-name="P1"><text:span text:style-name="T1">suitable</text:span> : uygun</text:p>
      <text:p text:style-name="P1"><text:span text:style-name="T1">switching</text:span> :anahtarlama</text:p>
      <text:p text:style-name="P1"><text:span text:style-name="T1">switch</text:span> : değiştirmek</text:p>
      <text:p text:style-name="P1"/>
      <text:p text:style-name="P3">T</text:p>
      <text:p text:style-name="P3"><text:span text:style-name="T1">Therefore</text:span> <text:s/><text:span text:style-name="T4">: Öyleyse</text:span></text:p>
      <text:p text:style-name="Standard"><text:span text:style-name="T1">threshold</text:span> <text:s/>: eşik</text:p>
      <text:p text:style-name="Standard"><text:span text:style-name="T1">through</text:span>: vasıtasıyla</text:p>
      <text:p text:style-name="Standard"><text:span text:style-name="T1">transitional</text:span> : geçiş</text:p>
      <text:p text:style-name="Standard"><text:s/></text:p>
      <text:p text:style-name="P3">U</text:p>
      <text:p text:style-name="Standard"/>
      <text:p text:style-name="P3">V</text:p>
      <text:p text:style-name="P1"><text:span text:style-name="T1">various</text:span> :çeşitli</text:p>
      <text:p text:style-name="P1"><text:span text:style-name="T1">variety</text:span> : çeşitlilik</text:p>
      <text:p text:style-name="P3">W</text:p>
      <text:p text:style-name="Standard"/>
      <text:p text:style-name="P3">Y</text:p>
      <text:p text:style-name="Standard"/>
      <text:p text:style-name="P3">Z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1-04T17:56:41.675000000</dc:date>
    <meta:editing-duration>PT11H20M</meta:editing-duration>
    <meta:editing-cycles>7</meta:editing-cycles>
    <meta:document-statistic meta:table-count="0" meta:image-count="0" meta:object-count="0" meta:page-count="3" meta:paragraph-count="99" meta:word-count="294" meta:character-count="1932" meta:non-whitespace-character-count="1728"/>
  </office:meta>
</office:document-meta>
</file>